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e102d" draw:fill-color="#e0c2cd" draw:textarea-horizontal-align="justify" draw:textarea-vertical-align="middle" draw:auto-grow-height="false" fo:min-height="0.935cm" fo:min-width="2.265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0.935cm" fo:min-width="2.264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935cm" fo:min-width="2.265cm"/>
    </style:style>
    <style:style style:name="gr4" style:family="graphic" style:parent-style-name="standard">
      <style:graphic-properties svg:stroke-color="#7b3d00" draw:fill-color="#ffdbb6" draw:textarea-horizontal-align="justify" draw:textarea-vertical-align="middle" draw:auto-grow-height="false" fo:min-height="0.541cm" fo:min-width="0.834cm"/>
    </style:style>
    <style:style style:name="gr5" style:family="graphic" style:parent-style-name="standard">
      <style:graphic-properties svg:stroke-width="0.018cm" svg:stroke-color="#3465a4" draw:marker-start-width="0.227cm" draw:marker-end="CF_20_Many_20_One" draw:marker-end-width="0.508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7b3d00" draw:fill-color="#ffdbb6" draw:textarea-horizontal-align="justify" draw:textarea-vertical-align="middle" draw:auto-grow-height="false" fo:min-height="0.54cm" fo:min-width="0.83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3465a4" draw:marker-end="CF_20_Many_20_One" draw:marker-end-width="0.508cm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0.935cm" fo:min-width="2.266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dee6ef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5pt"/>
    </style:style>
    <style:style style:name="P5" style:family="paragraph">
      <loext:graphic-properties draw:fill-color="#ffdbb6"/>
      <style:paragraph-properties fo:text-align="center"/>
      <style:text-properties fo:font-size="15pt" style:font-size-asian="13pt" style:font-size-complex="13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9" draw:id="id29" draw:layer="layout" svg:width="2.765cm" svg:height="1.185cm" svg:x="9.528cm" svg:y="2.206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64cm" svg:height="1.185cm" svg:x="17.841cm" svg:y="3.506cm">
          <text:p text:style-name="P1"><text:span text:style-name="T1">Path</text:span></text:p>
          <text:p text:style-name="P1"><text:span text:style-name="T1">(Rout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765cm" svg:height="1.185cm" svg:x="14.293cm" svg:y="8.4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764cm" svg:height="1.185cm" svg:x="22.216cm" svg:y="8.48cm">
          <text:p text:style-name="P1"><text:span text:style-name="T1">UI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764cm" svg:height="1.185cm" svg:x="22.216cm" svg:y="13.94cm">
          <text:p text:style-name="P1"><text:span text:style-name="T1">UI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2.765cm" svg:height="1.185cm" svg:x="14.293cm" svg:y="13.94cm">
          <text:p text:style-name="P1"><text:span text:style-name="T1">API 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.667cm" svg:height="1.579cm" svg:x="13.648cm" svg:y="3.308cm"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16.315cm" svg:y1="4.097cm" svg:x2="17.841cm" svg:y2="4.098cm" draw:start-shape="id1" draw:end-shape="id2" draw:end-glue-point="3" svg:d="M16315 4097h763v1h763" svg:viewBox="0 0 1527 2">
          <text:p text:style-name="P1"/>
        </draw:connector>
        <draw:custom-shape draw:style-name="gr6" draw:text-style-name="P5" xml:id="id17" draw:id="id17" draw:layer="layout" svg:width="2.666cm" svg:height="1.58cm" svg:x="14.342cm" svg:y="5.974cm">
          <text:p text:style-name="P4"><text:span text:style-name="T2">Publis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6" draw:id="id6" draw:layer="layout" svg:width="2.666cm" svg:height="1.58cm" svg:x="14.342cm" svg:y="11.007cm">
          <text:p text:style-name="P4"><text:span text:style-name="T2">Displ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9" draw:id="id9" draw:layer="layout" svg:width="2.666cm" svg:height="1.58cm" svg:x="22.265cm" svg:y="11.007cm">
          <text:p text:style-name="P4"><text:span text:style-name="T2">Displ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9" draw:id="id19" draw:layer="layout" svg:width="2.667cm" svg:height="1.581cm" svg:x="18.249cm" svg:y="8.282cm">
          <text:p text:style-name="P4"><text:span text:style-name="T2">Wra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4" draw:id="id4" draw:layer="layout" svg:width="2.666cm" svg:height="1.58cm" svg:x="9.439cm" svg:y="5.884cm"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2.764cm" svg:height="1.185cm" svg:x="5.61cm" svg:y="6.08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8.374cm" svg:y1="6.673cm" svg:x2="9.439cm" svg:y2="6.674cm" draw:start-shape="id3" draw:end-shape="id4" svg:d="M8374 6673h533v1h532" svg:viewBox="0 0 1066 2">
          <text:p text:style-name="P1"/>
        </draw:connector>
        <draw:connector draw:style-name="gr7" draw:text-style-name="P6" draw:layer="layout" svg:x1="15.675cm" svg:y1="9.665cm" svg:x2="15.675cm" svg:y2="11.007cm" draw:start-shape="id5" draw:start-glue-point="2" draw:end-shape="id6" draw:end-glue-point="4" svg:d="M15675 9665v1342" svg:viewBox="0 0 1 1343">
          <text:p text:style-name="P1"/>
        </draw:connector>
        <draw:connector draw:style-name="gr8" draw:text-style-name="P6" draw:layer="layout" svg:x1="15.675cm" svg:y1="12.587cm" svg:x2="15.675cm" svg:y2="13.94cm" draw:start-shape="id6" draw:start-glue-point="6" draw:end-shape="id7" draw:end-glue-point="0" svg:d="M15675 12587v1353" svg:viewBox="0 0 1 1354">
          <text:p text:style-name="P1"/>
        </draw:connector>
        <draw:connector draw:style-name="gr7" draw:text-style-name="P6" draw:layer="layout" svg:x1="23.598cm" svg:y1="9.665cm" svg:x2="23.598cm" svg:y2="11.007cm" draw:start-shape="id8" draw:end-shape="id9" draw:end-glue-point="4" svg:d="M23598 9665v1342" svg:viewBox="0 0 1 1343">
          <text:p text:style-name="P1"/>
        </draw:connector>
        <draw:connector draw:style-name="gr8" draw:text-style-name="P6" draw:layer="layout" svg:x1="23.598cm" svg:y1="12.587cm" svg:x2="23.598cm" svg:y2="13.94cm" draw:start-shape="id9" draw:start-glue-point="6" draw:end-shape="id10" draw:end-glue-point="0" svg:d="M23598 12587v1353" svg:viewBox="0 0 1 1354">
          <text:p text:style-name="P1"/>
        </draw:connector>
        <draw:custom-shape draw:style-name="gr6" draw:text-style-name="P5" xml:id="id12" draw:id="id12" draw:layer="layout" svg:width="2.666cm" svg:height="1.58cm" svg:x="9.44cm" svg:y="8.107cm"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1" draw:id="id11" draw:layer="layout" svg:width="2.764cm" svg:height="1.185cm" svg:x="5.611cm" svg:y="8.304cm">
          <text:p text:style-name="P1"><text:span text:style-name="T1">State</text:span></text:p>
          <text:p text:style-name="P1"><text:span text:style-name="T1">Machin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8.375cm" svg:y1="8.896cm" svg:x2="9.44cm" svg:y2="8.897cm" draw:start-shape="id11" draw:end-shape="id12" svg:d="M8375 8896h533v1h532" svg:viewBox="0 0 1066 2">
          <text:p text:style-name="P1"/>
        </draw:connector>
        <draw:connector draw:style-name="gr9" draw:text-style-name="P7" draw:layer="layout" draw:type="line" svg:x1="12.105cm" svg:y1="6.674cm" svg:x2="14.293cm" svg:y2="9.072cm" draw:start-shape="id4" draw:start-glue-point="7" draw:end-shape="id5" draw:end-glue-point="3" svg:d="M12105 6674l2188 2398" svg:viewBox="0 0 2189 2399">
          <text:p text:style-name="P1"/>
        </draw:connector>
        <draw:connector draw:style-name="gr9" draw:text-style-name="P7" draw:layer="layout" draw:type="line" svg:x1="12.106cm" svg:y1="8.897cm" svg:x2="14.293cm" svg:y2="9.072cm" draw:start-shape="id12" draw:start-glue-point="7" draw:end-shape="id5" draw:end-glue-point="3" svg:d="M12106 8897l2187 175" svg:viewBox="0 0 2188 176">
          <text:p text:style-name="P1"/>
        </draw:connector>
        <draw:custom-shape draw:style-name="gr6" draw:text-style-name="P5" xml:id="id15" draw:id="id15" draw:layer="layout" svg:width="2.666cm" svg:height="1.58cm" svg:x="1.367cm" svg:y="5.915cm">
          <text:p text:style-name="P4"><text:span text:style-name="T2">Ha</text:span><text:span text:style-name="T2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6" draw:id="id16" draw:layer="layout" svg:width="2.765cm" svg:height="1.185cm" svg:x="1.318cm" svg:y="8.384cm">
          <text:p text:style-name="P1"><text:span text:style-name="T1">Blob</text:span></text:p>
          <text:p text:style-name="P1"><text:span text:style-name="T1">Stora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" draw:id="id14" draw:layer="layout" svg:width="2.666cm" svg:height="1.58cm" svg:x="9.442cm" svg:y="10.681cm"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3" draw:id="id13" draw:layer="layout" svg:width="2.765cm" svg:height="1.185cm" svg:x="5.612cm" svg:y="10.878cm">
          <text:p text:style-name="P1"><text:span text:style-name="T1">XAttr</text:span></text:p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8.377cm" svg:y1="11.47cm" svg:x2="9.442cm" svg:y2="11.471cm" draw:start-shape="id13" draw:end-shape="id14" svg:d="M8377 11470h532v1h533" svg:viewBox="0 0 1066 2">
          <text:p text:style-name="P1"/>
        </draw:connector>
        <draw:connector draw:style-name="gr9" draw:text-style-name="P8" draw:layer="layout" draw:type="line" svg:x1="4.033cm" svg:y1="6.705cm" svg:x2="5.61cm" svg:y2="6.673cm" draw:start-shape="id15" draw:start-glue-point="7" draw:end-shape="id3" svg:d="M4033 6705l1577-32" svg:viewBox="0 0 1578 33">
          <text:p text:style-name="P1"/>
        </draw:connector>
        <draw:connector draw:style-name="gr9" draw:text-style-name="P8" draw:layer="layout" draw:type="line" svg:x1="12.108cm" svg:y1="11.471cm" svg:x2="14.293cm" svg:y2="9.072cm" draw:start-shape="id14" draw:start-glue-point="7" draw:end-shape="id5" draw:end-glue-point="3" svg:d="M12108 11471l2185-2399" svg:viewBox="0 0 2186 2400">
          <text:p text:style-name="P1"/>
        </draw:connector>
        <draw:connector draw:style-name="gr9" draw:text-style-name="P8" draw:layer="layout" draw:type="line" svg:x1="2.7cm" svg:y1="7.495cm" svg:x2="2.7cm" svg:y2="8.384cm" draw:start-shape="id15" draw:start-glue-point="6" draw:end-shape="id16" draw:end-glue-point="0" svg:d="M2700 7495v889" svg:viewBox="0 0 1 890">
          <text:p text:style-name="P1"/>
        </draw:connector>
        <draw:connector draw:style-name="gr9" draw:text-style-name="P8" draw:layer="layout" draw:type="line" svg:x1="15.675cm" svg:y1="7.554cm" svg:x2="15.675cm" svg:y2="8.48cm" draw:start-shape="id17" draw:start-glue-point="6" draw:end-shape="id5" draw:end-glue-point="0" svg:d="M15675 7554v926" svg:viewBox="0 0 1 927">
          <text:p text:style-name="P1"/>
        </draw:connector>
        <draw:connector draw:style-name="gr9" draw:text-style-name="P8" draw:layer="layout" draw:type="line" svg:x1="19.223cm" svg:y1="4.691cm" svg:x2="15.675cm" svg:y2="5.974cm" draw:start-shape="id2" draw:start-glue-point="2" draw:end-shape="id17" draw:end-glue-point="4" svg:d="M19223 4691l-3548 1283" svg:viewBox="0 0 3549 1284">
          <text:p text:style-name="P1"/>
        </draw:connector>
        <draw:custom-shape draw:style-name="gr6" draw:text-style-name="P5" xml:id="id18" draw:id="id18" draw:layer="layout" svg:width="2.666cm" svg:height="1.58cm" svg:x="22.265cm" svg:y="5.974cm">
          <text:p text:style-name="P4"><text:span text:style-name="T2">Publis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8" draw:layer="layout" draw:type="line" svg:x1="19.223cm" svg:y1="4.691cm" svg:x2="23.598cm" svg:y2="5.974cm" draw:start-shape="id2" draw:start-glue-point="2" draw:end-shape="id18" draw:end-glue-point="4" svg:d="M19223 4691l4375 1283" svg:viewBox="0 0 4376 1284">
          <text:p text:style-name="P1"/>
        </draw:connector>
        <draw:connector draw:style-name="gr9" draw:text-style-name="P8" draw:layer="layout" draw:type="line" svg:x1="23.598cm" svg:y1="7.554cm" svg:x2="23.598cm" svg:y2="8.48cm" draw:start-shape="id18" draw:start-glue-point="6" draw:end-shape="id8" draw:end-glue-point="0" svg:d="M23598 7554v926" svg:viewBox="0 0 1 927">
          <text:p text:style-name="P1"/>
        </draw:connector>
        <draw:connector draw:style-name="gr9" draw:text-style-name="P8" draw:layer="layout" draw:type="line" svg:x1="17.058cm" svg:y1="9.072cm" svg:x2="18.249cm" svg:y2="9.073cm" draw:start-shape="id5" draw:start-glue-point="1" draw:end-shape="id19" draw:end-glue-point="5" svg:d="M17058 9072l1191 1" svg:viewBox="0 0 1192 2">
          <text:p text:style-name="P1"/>
        </draw:connector>
        <draw:connector draw:style-name="gr9" draw:text-style-name="P8" draw:layer="layout" draw:type="line" svg:x1="20.916cm" svg:y1="9.073cm" svg:x2="22.216cm" svg:y2="9.072cm" draw:start-shape="id19" draw:start-glue-point="7" draw:end-shape="id8" svg:d="M20916 9073l1300-1" svg:viewBox="0 0 1301 2">
          <text:p text:style-name="P1"/>
        </draw:connector>
        <draw:custom-shape draw:style-name="gr4" draw:text-style-name="P5" xml:id="id20" draw:id="id20" draw:layer="layout" svg:width="2.666cm" svg:height="1.579cm" svg:x="22.265cm" svg:y="15.878cm"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1" draw:id="id21" draw:layer="layout" svg:width="2.765cm" svg:height="1.185cm" svg:x="22.215cm" svg:y="18.307cm">
          <text:p text:style-name="P1"><text:span text:style-name="T1">Template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23.598cm" svg:y1="15.878cm" svg:x2="23.598cm" svg:y2="15.125cm" draw:start-shape="id20" draw:start-glue-point="4" draw:end-shape="id10" draw:end-glue-point="2" svg:d="M23598 15878v-753" svg:viewBox="0 0 1 754">
          <text:p text:style-name="P1"/>
        </draw:connector>
        <draw:connector draw:style-name="gr9" draw:text-style-name="P8" draw:layer="layout" draw:type="line" svg:x1="23.598cm" svg:y1="17.457cm" svg:x2="23.597cm" svg:y2="18.307cm" draw:start-shape="id20" draw:start-glue-point="6" draw:end-shape="id21" draw:end-glue-point="0" svg:d="M23598 17457l-1 850" svg:viewBox="0 0 2 851">
          <text:p text:style-name="P1"/>
        </draw:connector>
        <draw:custom-shape draw:style-name="gr6" draw:text-style-name="P5" xml:id="id22" draw:id="id22" draw:layer="layout" svg:width="2.666cm" svg:height="1.58cm" svg:x="16.668cm" svg:y="16.631cm">
          <draw:glue-point draw:id="8" svg:x="2.32cm" svg:y="-2.534cm"/>
          <draw:glue-point draw:id="9" svg:x="2.32cm" svg:y="2.741cm"/>
          <draw:glue-point draw:id="10" svg:x="-2.144cm" svg:y="2.741cm"/>
          <draw:glue-point draw:id="11" svg:x="-2.144cm" svg:y="-2.534cm"/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3" draw:id="id23" draw:layer="layout" svg:width="2.765cm" svg:height="1.185cm" svg:x="11.092cm" svg:y="18.568cm">
          <text:p text:style-name="P1"><text:span text:style-name="T1">Permission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7.43cm" svg:y1="17.854cm" svg:x2="13.857cm" svg:y2="19.16cm" draw:start-shape="id22" draw:start-glue-point="10" draw:end-shape="id23" draw:end-glue-point="1" svg:d="M17430 17854l-3573 1306" svg:viewBox="0 0 3574 1307">
          <text:p text:style-name="P1"/>
        </draw:connector>
        <draw:connector draw:style-name="gr9" draw:text-style-name="P8" draw:layer="layout" draw:type="line" svg:x1="22.216cm" svg:y1="14.532cm" svg:x2="18.619cm" svg:y2="17.021cm" draw:start-shape="id10" draw:start-glue-point="3" draw:end-shape="id22" draw:end-glue-point="8" svg:d="M22216 14532l-3597 2489" svg:viewBox="0 0 3598 2490">
          <text:p text:style-name="P1"/>
        </draw:connector>
        <draw:connector draw:style-name="gr9" draw:text-style-name="P8" draw:layer="layout" draw:type="line" svg:x1="15.675cm" svg:y1="15.125cm" svg:x2="14.333cm" svg:y2="16.426cm" draw:start-shape="id7" draw:start-glue-point="2" draw:end-shape="id24" draw:end-glue-point="8" svg:d="M15675 15125l-1342 1301" svg:viewBox="0 0 1343 1302">
          <text:p text:style-name="P1"/>
        </draw:connector>
        <draw:connector draw:style-name="gr9" draw:text-style-name="P8" draw:layer="layout" draw:type="line" svg:x1="13.144cm" svg:y1="17.259cm" svg:x2="12.474cm" svg:y2="18.568cm" draw:start-shape="id24" draw:start-glue-point="10" draw:end-shape="id23" draw:end-glue-point="0" svg:d="M13144 17259l-670 1309" svg:viewBox="0 0 671 1310">
          <text:p text:style-name="P1"/>
        </draw:connector>
        <draw:custom-shape draw:style-name="gr6" draw:text-style-name="P5" xml:id="id24" draw:id="id24" draw:layer="layout" svg:width="2.666cm" svg:height="1.58cm" svg:x="12.382cm" svg:y="16.036cm">
          <draw:glue-point draw:id="8" svg:x="2.32cm" svg:y="-2.534cm"/>
          <draw:glue-point draw:id="9" svg:x="2.32cm" svg:y="2.741cm"/>
          <draw:glue-point draw:id="10" svg:x="-2.144cm" svg:y="2.741cm"/>
          <draw:glue-point draw:id="11" svg:x="-2.144cm" svg:y="-2.534cm"/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25" draw:id="id25" draw:layer="layout" svg:width="2.666cm" svg:height="1.58cm" svg:x="7.417cm" svg:y="16.134cm">
          <draw:glue-point draw:id="8" svg:x="2.32cm" svg:y="-2.534cm"/>
          <draw:glue-point draw:id="9" svg:x="2.32cm" svg:y="2.741cm"/>
          <draw:glue-point draw:id="10" svg:x="-2.144cm" svg:y="2.741cm"/>
          <draw:glue-point draw:id="11" svg:x="-2.144cm" svg:y="-2.534cm"/>
          <text:p text:style-name="P4"><text:span text:style-name="T2">Verif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8" draw:layer="layout" draw:type="line" svg:x1="9.368cm" svg:y1="17.357cm" svg:x2="11.092cm" svg:y2="19.16cm" draw:start-shape="id25" draw:start-glue-point="9" draw:end-shape="id23" draw:end-glue-point="3" svg:d="M9368 17357l1724 1803" svg:viewBox="0 0 1725 1804">
          <text:p text:style-name="P1"/>
        </draw:connector>
        <draw:custom-shape draw:style-name="gr10" draw:text-style-name="P3" xml:id="id26" draw:id="id26" draw:layer="layout" svg:width="2.766cm" svg:height="1.185cm" svg:x="7.367cm" svg:y="14.105cm">
          <text:p text:style-name="P1"><text:span text:style-name="T1">Permissi</text:span><text:span text:style-name="T1">on</text:span></text:p>
          <text:p text:style-name="P1"><text:span text:style-name="T1">Rule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8.75cm" svg:y1="15.29cm" svg:x2="8.75cm" svg:y2="16.134cm" draw:start-shape="id26" draw:start-glue-point="2" draw:end-shape="id25" draw:end-glue-point="4" svg:d="M8750 15290v844" svg:viewBox="0 0 1 845">
          <text:p text:style-name="P1"/>
        </draw:connector>
        <draw:custom-shape draw:style-name="gr6" draw:text-style-name="P5" xml:id="id28" draw:id="id28" draw:layer="layout" svg:width="2.666cm" svg:height="1.58cm" svg:x="5.305cm" svg:y="3.355cm"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7" draw:id="id27" draw:layer="layout" svg:width="2.765cm" svg:height="1.185cm" svg:x="1.475cm" svg:y="3.552cm">
          <text:p text:style-name="P1"><text:span text:style-name="T1">Scheduled</text:span></text:p>
          <text:p text:style-name="P1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4.24cm" svg:y1="4.144cm" svg:x2="5.305cm" svg:y2="4.145cm" draw:start-shape="id27" draw:end-shape="id28" svg:d="M4240 4144h532v1h533" svg:viewBox="0 0 1066 2">
          <text:p/>
        </draw:connector>
        <draw:connector draw:style-name="gr9" draw:text-style-name="P8" draw:layer="layout" draw:type="line" svg:x1="7.971cm" svg:y1="4.145cm" svg:x2="9.528cm" svg:y2="2.798cm" draw:start-shape="id28" draw:start-glue-point="7" draw:end-shape="id29" draw:end-glue-point="3" svg:d="M7971 4145l1557-1347" svg:viewBox="0 0 1558 1348">
          <text:p text:style-name="P1"/>
        </draw:connector>
        <draw:connector draw:style-name="gr11" draw:text-style-name="P9" draw:layer="layout" draw:type="line" svg:x1="12.293cm" svg:y1="2.798cm" svg:x2="13.648cm" svg:y2="4.097cm" draw:start-shape="id29" draw:start-glue-point="1" draw:end-shape="id1" draw:end-glue-point="5" svg:d="M12293 2798l1355 1299" svg:viewBox="0 0 1356 1300">
          <text:p/>
        </draw:connector>
        <draw:custom-shape draw:style-name="gr6" draw:text-style-name="P5" xml:id="id30" draw:id="id30" draw:layer="layout" svg:width="2.666cm" svg:height="1.58cm" svg:x="5.305cm" svg:y="1.156cm">
          <text:p text:style-name="P4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1" draw:id="id31" draw:layer="layout" svg:width="2.765cm" svg:height="1.185cm" svg:x="1.475cm" svg:y="1.353cm">
          <text:p text:style-name="P1"><text:span text:style-name="T1">Async</text:span></text:p>
          <text:p text:style-name="P1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7.971cm" svg:y1="1.946cm" svg:x2="9.528cm" svg:y2="2.798cm" draw:start-shape="id30" draw:end-shape="id29" draw:end-glue-point="3" svg:d="M7971 1946l1557 852" svg:viewBox="0 0 1558 853">
          <text:p/>
        </draw:connector>
        <draw:connector draw:style-name="gr11" draw:text-style-name="P9" draw:layer="layout" draw:type="line" svg:x1="4.24cm" svg:y1="1.945cm" svg:x2="5.305cm" svg:y2="1.946cm" draw:start-shape="id31" draw:start-glue-point="1" draw:end-shape="id30" draw:end-glue-point="5" svg:d="M4240 1945l1065 1" svg:viewBox="0 0 1066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F_20_Many_20_One" draw:display-name="CF Many One" svg:viewBox="0 -3200 3000 3200" svg:d="M1500 0h1500v-200h-3000v200zM1500-200l1500-2789v-211h-114l-1286 2392v-2392h-200v2392l-1286-2392h-114v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2a6099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zhar Firdaus</meta:initial-creator>
    <meta:creation-date>2019-01-23T15:46:42.165531339</meta:creation-date>
    <dc:date>2019-01-23T16:31:02.349913875</dc:date>
    <dc:creator>Izhar Firdaus</dc:creator>
    <meta:editing-duration>PT11M5S</meta:editing-duration>
    <meta:editing-cycles>3</meta:editing-cycles>
    <meta:generator>LibreOffice/6.1.2.1$Linux_X86_64 LibreOffice_project/10$Build-1</meta:generator>
    <meta:document-statistic meta:object-count="63"/>
  </office:meta>
</office:document-meta>
</file>